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59999999999996" table:style-name="ce1">
            <text:p>4.5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" table:style-name="ce1">
            <text:p>0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" table:style-name="ce1">
            <text:p>1.9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30.768000000000001" table:style-name="ce1">
            <text:p>30.7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300000000000005" table:style-name="ce1">
            <text:p>0.9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0000000000001" table:style-name="ce1">
            <text:p>6.3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5.415999999999997" table:style-name="ce1">
            <text:p>35.4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" table:style-name="ce1">
            <text:p>3.7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8999999999999" table:style-name="ce1">
            <text:p>13.7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000000000003" table:style-name="ce1">
            <text:p>89.4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8" table:style-name="ce1">
            <text:p>3.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0.176" table:style-name="ce1">
            <text:p>10.1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" table:style-name="ce1">
            <text:p>4.5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00000000002" table:style-name="ce1">
            <text:p>2.2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00000000002" table:style-name="ce1">
            <text:p>4.7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545000000000002" table:style-name="ce1">
            <text:p>40.5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10.5" table:style-name="ce1">
            <text:p>10.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" table:style-name="ce1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" table:style-name="ce1">
            <text:p>2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" table:style-name="ce1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999999999997" table:style-name="ce1">
            <text:p>39.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" table:style-name="ce1">
            <text:p>18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90000000000003" table:style-name="ce1">
            <text:p>8.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69.234999999999999" table:style-name="ce1">
            <text:p>69.2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66.15100000000001" table:style-name="ce1">
            <text:p>366.1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8.1280000000000001" table:style-name="ce1">
            <text:p>8.1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3000000000001" table:style-name="ce1">
            <text:p>13.3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6999999999999993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" table:style-name="ce1">
            <text:p>2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7:26Z</dc:date>
  </office:meta>
</office:document-meta>
</file>